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060766" officeooo:paragraph-rsid="00060766"/>
    </style:style>
    <style:style style:name="P2" style:family="paragraph" style:parent-style-name="Preformatted_20_Text">
      <style:text-properties style:text-line-through-style="solid" style:text-line-through-type="single" officeooo:rsid="00060766" officeooo:paragraph-rsid="000607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reviewer:</text:p>
      <text:p text:style-name="P2">-specify performance criterion (response: note that errors receive negative reward, so that minimizing number of bad choices IS inherently a component of good performance)</text:p>
      <text:p text:style-name="P1">-discuss algorithm as TD(0) or just leave as Qlearning? (inclined to leave it as QLearning)</text:p>
      <text:p text:style-name="P1">-HOW TO RESPOND TO THIRD POINT? EXPT?</text:p>
      <text:p text:style-name="P2">-page 2, typo: "taht"</text:p>
      <text:p text:style-name="P2">-fix eqns</text:p>
      <text:p text:style-name="P2">-clarify why it has been termed a Gibbs function (response: rename to softmax action selection, also address reviewer3 “temperature” note here)</text:p>
      <text:p text:style-name="P2">-page 3 "alarming results" note</text:p>
      <text:p text:style-name="P1"/>
      <text:p text:style-name="P1"/>
      <text:p text:style-name="P1">Second reviewer</text:p>
      <text:p text:style-name="P2">-In acknowledgements, typo: "GitHib"</text:p>
      <text:p text:style-name="P1"/>
      <text:p text:style-name="P1">Third reviewer</text:p>
      <text:p text:style-name="P1">-Add background info on RL? (TD, QLearning, temperature, etc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2T15:39:20.589051706</dc:date>
    <meta:editing-duration>PT1M3S</meta:editing-duration>
    <meta:editing-cycles>1</meta:editing-cycles>
    <meta:document-statistic meta:table-count="0" meta:image-count="0" meta:object-count="0" meta:page-count="1" meta:paragraph-count="12" meta:word-count="97" meta:character-count="644" meta:non-whitespace-character-count="559"/>
    <meta:generator>LibreOffice/5.3.3.2$Linux_X86_64 LibreOffice_project/30m0$Build-2</meta:generator>
  </office:meta>
</office:document-meta>
</file>